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Arimo1" svg:font-family="Arimo" style:font-adornments="Italic" style:font-family-generic="swiss" style:font-pitch="variable"/>
    <style:font-face style:name="Bitstream Vera Sans" svg:font-family="'Bitstream Vera Sans'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P1" style:family="paragraph" style:parent-style-name="Standard">
      <style:text-properties style:font-name="Bitstream Vera San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Industry Assignment – 1</text:p>
      <text:p text:style-name="P1"/>
      <text:p text:style-name="P1"># Getting current working directory path</text:p>
      <text:p text:style-name="P1"/>
      <text:p text:style-name="P1">import os</text:p>
      <text:p text:style-name="P1">os.getcwd()</text:p>
      <text:p text:style-name="P1"/>
      <text:p text:style-name="P1"># Importing the necessary libraries.</text:p>
      <text:p text:style-name="P1"/>
      <text:p text:style-name="P1">import numpy as np # Importing numpy for numerical computation</text:p>
      <text:p text:style-name="P1">import pandas as pd # Importing pandas for working with pre-processing and manipulation of dataframes</text:p>
      <text:p text:style-name="P1">import matplotlib.pyplot as plt # Plotting library matplotlib</text:p>
      <text:p text:style-name="P1">import seaborn as sns # Plotting library seaborn</text:p>
      <text:p text:style-name="P1">from sklearn.preprocessing import LabelEncoder # Pre-processing categorical data</text:p>
      <text:p text:style-name="P1">from sklearn.preprocessing import MinMaxScaler # pre-processing or Scalling features to 0 to 1 or -1 to 1</text:p>
      <text:p text:style-name="P1">from sklearn.model_selection import train_test_split # Spliting the dataset in to train and test sets</text:p>
      <text:p text:style-name="P1">from sklearn.metrics import r2_score # Accuracy metrics:- r2_score is mostly used for regresion models</text:p>
      <text:p text:style-name="P1">from sklearn.metrics import mean_squared_error, mean_absolute_error # importing metrics</text:p>
      <text:p text:style-name="P1">from sklearn.linear_model import LinearRegression # importing linear model from sklearn for muli-linear regression</text:p>
      <text:p text:style-name="P1">from sklearn.preprocessing import PolynomialFeatures # pre-processing for polynomial model(non-linear model)</text:p>
      <text:p text:style-name="P1"/>
      <text:p text:style-name="P1">## 1 - Data Collection - Completeness and correctness of data collection</text:p>
      <text:p text:style-name="P1"/>
      <text:p text:style-name="P1"># Creating a dataframe by using read_csv() function as gdpWorld.csv is a comma seperated file.</text:p>
      <text:p text:style-name="P1"/>
      <text:p text:style-name="P1">df = pd.read_csv('/home/user780/user780/AI_Assignment_1/gdpWorld.csv')</text:p>
      <text:p text:style-name="P1">df.head(2)</text:p>
      <text:p text:style-name="P1"/>
      <text:p text:style-name="P1">## 2 - Data preparation - cleansing and preparing data for the next steps of model development</text:p>
      <text:p text:style-name="P1"/>
      <text:p text:style-name="P1">df.dtypes # Checking datatypes of all columns</text:p>
      <text:p text:style-name="P1"/>
      <text:p text:style-name="P1"># Renaming the columns to simply the column naming convention</text:p>
      <text:p text:style-name="P1"/>
      <text:p text:style-name="P1">df.rename(columns = {'Area (sq. mi.)':'Area'}, inplace = True)</text:p>
      <text:p text:style-name="P1">df.rename(columns = {'Coastline (coast/area ratio)':'Coastline'}, inplace = True)</text:p>
      <text:p text:style-name="P1">df.rename(columns = {'Net migration':'Net_migration'}, inplace = True)</text:p>
      <text:p text:style-name="P1">df.rename(columns = {'Infant mortality (per 1000 births)':'Infant_mortality'}, inplace = True)</text:p>
      <text:p text:style-name="P1">df.rename(columns = {'GDP ($ per capita)':'GDP'}, inplace = True)</text:p>
      <text:p text:style-name="P1">df.rename(columns = {'Literacy (%)':'Literacy'}, inplace = True)</text:p>
      <text:p text:style-name="P1"><text:soft-page-break/>df.rename(columns = {'Phones (per 1000)':'Phones'}, inplace = True)</text:p>
      <text:p text:style-name="P1">df.rename(columns = {'Arable (%)':'Arable'}, inplace = True)</text:p>
      <text:p text:style-name="P1">df.rename(columns = {'Other (%)':'Other'}, inplace = True)</text:p>
      <text:p text:style-name="P1">df.rename(columns = {'Pop. Density (per sq. mi.)':'Pop_Density'}, inplace = True)</text:p>
      <text:p text:style-name="P1">df.rename(columns = {'Crops (%)':'Crops'}, inplace = True)</text:p>
      <text:p text:style-name="P1">df.rename(columns = {'Net migration':'Net_migration'}, inplace = True)</text:p>
      <text:p text:style-name="P1">df.columns</text:p>
      <text:p text:style-name="P1"/>
      <text:p text:style-name="P1"># Replacing the string character ',' to '' and changing type to float</text:p>
      <text:p text:style-name="P1"/>
      <text:p text:style-name="P1">df['Pop_Density'] = df['Pop_Density'].str.replace(',', '').astype(float) </text:p>
      <text:p text:style-name="P1">df['Coastline'] = df['Coastline'].str.replace(',', '').astype(float)</text:p>
      <text:p text:style-name="P1">df['Net_migration'] = df['Net_migration'].str.replace(',', '').astype(float)</text:p>
      <text:p text:style-name="P1">df['Infant_mortality'] = df['Infant_mortality'].str.replace(',', '').astype(float)</text:p>
      <text:p text:style-name="P1">df['Literacy'] = df['Literacy'].str.replace(',', '').astype(float)</text:p>
      <text:p text:style-name="P1">df['Phones'] = df['Phones'].str.replace(',', '').astype(float)</text:p>
      <text:p text:style-name="P1">df['Arable'] = df['Arable'].str.replace(',', '').astype(float)</text:p>
      <text:p text:style-name="P1">df['Crops'] = df['Crops'].str.replace(',', '').astype(float)</text:p>
      <text:p text:style-name="P1">df['Other'] = df['Other'].str.replace(',', '').astype(float)</text:p>
      <text:p text:style-name="P1">df['Climate'] = df['Climate'].str.replace(',', '').astype(float)</text:p>
      <text:p text:style-name="P1">df['Birthrate'] = df['Birthrate'].str.replace(',', '').astype(float)</text:p>
      <text:p text:style-name="P1">df['Deathrate'] = df['Deathrate'].str.replace(',', '').astype(float)</text:p>
      <text:p text:style-name="P1">df['Agriculture'] = df['Agriculture'].str.replace(',', '').astype(float)</text:p>
      <text:p text:style-name="P1">df['Industry'] = df['Industry'].str.replace(',', '').astype(float)</text:p>
      <text:p text:style-name="P1">df['Service'] = df['Service'].str.replace(',', '').astype(float)</text:p>
      <text:p text:style-name="P1"/>
      <text:p text:style-name="P1">df.dtypes</text:p>
      <text:p text:style-name="P1"/>
      <text:p text:style-name="P1">df.isna().sum() # Checking for null values in all the columns</text:p>
      <text:p text:style-name="P1"/>
      <text:p text:style-name="P1"># Grouping by Region and getting the median of the each columns.</text:p>
      <text:p text:style-name="P1"/>
      <text:p text:style-name="P1">df.groupby('Region')[['Net_migration', 'Infant_mortality', 'GDP', 'Literacy', 'Phones',</text:p>
      <text:p text:style-name="P1"><text:s text:c="7"/>'Arable', 'Crops', 'Other', 'Climate', 'Birthrate', 'Deathrate',</text:p>
      <text:p text:style-name="P1"><text:s text:c="7"/>'Agriculture', 'Industry', 'Service']].median()</text:p>
      <text:p text:style-name="P1"/>
      <text:p text:style-name="P1"># Fill the null values</text:p>
      <text:p text:style-name="P1"/>
      <text:p text:style-name="P1"># If there is 0 null values in columns then do nothing.</text:p>
      <text:p text:style-name="P1"># If column name is climate then grouping by region and at climate column applying a anonymous function for mode value to fill null values.</text:p>
      <text:p text:style-name="P1"># else groupby region for all the columns and fill null values with mean of respective columns.</text:p>
      <text:p text:style-name="P1"># Then iterating through all the unique values of the Region column and using loc to select the rows in a column where the Region is region</text:p>
      <text:p text:style-name="P1"># and assigning the calculated value to the rows</text:p>
      <text:p text:style-name="P1"/>
      <text:p text:style-name="P1">for col in df.columns.values:</text:p>
      <text:p text:style-name="P1"><text:s text:c="4"/>if df[col].isnull().sum() == 0:</text:p>
      <text:p text:style-name="P1"><text:s text:c="8"/>continue</text:p>
      <text:p text:style-name="P1"><text:soft-page-break/><text:s text:c="4"/>if col == 'Climate':</text:p>
      <text:p text:style-name="P1"><text:s text:c="8"/>guess_values = df.groupby('Region')['Climate'].apply(lambda x: x.mode().max())</text:p>
      <text:p text:style-name="P1"><text:s text:c="4"/>else:</text:p>
      <text:p text:style-name="P1"><text:s text:c="8"/>guess_values = df.groupby('Region')[col].mean()</text:p>
      <text:p text:style-name="P1"><text:s text:c="4"/>for region in df['Region'].unique():</text:p>
      <text:p text:style-name="P1"><text:s text:c="8"/>df[col].loc[(df[col].isnull())&amp;(df['Region']==region)] = guess_values[region]</text:p>
      <text:p text:style-name="P1"/>
      <text:p text:style-name="P1"/>
      <text:p text:style-name="P1">df.isna().sum() # Now, there are now null values in all the columns</text:p>
      <text:p text:style-name="P1"/>
      <text:p text:style-name="P1"/>
      <text:p text:style-name="P1"># Pre-processing categorical variable into numerical form. </text:p>
      <text:p text:style-name="P1"/>
      <text:p text:style-name="P1">LE = LabelEncoder()</text:p>
      <text:p text:style-name="P1">df['Country'] = LE.fit_transform(df['Country'])</text:p>
      <text:p text:style-name="P1">df['Region'] = LE.fit_transform(df['Region'])</text:p>
      <text:p text:style-name="P1">df.head(10)</text:p>
      <text:p text:style-name="P1"/>
      <text:p text:style-name="P1"/>
      <text:p text:style-name="P1">df.dtypes</text:p>
      <text:p text:style-name="P1"/>
      <text:p text:style-name="P1"/>
      <text:p text:style-name="P1"># Co-relation plot of all the feature vectors that are highly co-related with the target variable.</text:p>
      <text:p text:style-name="P1"/>
      <text:p text:style-name="P1">plt.figure(figsize=(20, 15))</text:p>
      <text:p text:style-name="P1">sns.heatmap(df.corr(),annot=True)</text:p>
      <text:p text:style-name="P1">plt.show()</text:p>
      <text:p text:style-name="P1"/>
      <text:p text:style-name="P1"># From the below co-relation diagram we can see that the co-relation of the target variable GDP is more co-related with below feature space:-</text:p>
      <text:p text:style-name="P1"># 'Phones', 'Literacy', 'Net_migration', 'Service', 'Pop_Density', 'Region'</text:p>
      <text:p text:style-name="P1"/>
      <text:p text:style-name="P1"/>
      <text:p text:style-name="P1"># Plotting Box plot or 5 number summary to see the distribution and outliers.</text:p>
      <text:p text:style-name="P1"/>
      <text:p text:style-name="P1">red_circle = dict(markerfacecolor = 'red', marker='o')</text:p>
      <text:p text:style-name="P1">plt.boxplot(df['Net_migration'], flierprops=red_circle)</text:p>
      <text:p text:style-name="P1">plt.show() # 'Net_migration', 'Literacy', 'Phones', 'Other', 'Agriculture', 'Service'</text:p>
      <text:p text:style-name="P1"/>
      <text:p text:style-name="P1"/>
      <text:p text:style-name="P1"># Dealing with outliers using the capping method. Rather than deleting the outliers capping the outlieres are better choice.</text:p>
      <text:p text:style-name="P1"># Capping method is a method where I have added the outliers that was present to the left and right tail of the normal distrubution.</text:p>
      <text:p text:style-name="P1"/>
      <text:p text:style-name="P1">for i in df.columns:</text:p>
      <text:p text:style-name="P1"><text:s text:c="4"/>percentile25 = df[i].quantile(0.25)</text:p>
      <text:p text:style-name="P1"><text:s text:c="4"/>percentile75 = df[i].quantile(0.75)</text:p>
      <text:p text:style-name="P1"><text:s text:c="4"/>iqr = percentile75 - percentile25</text:p>
      <text:p text:style-name="P1"><text:soft-page-break/><text:s text:c="4"/>upper_limit = percentile75 + 1.5 * iqr</text:p>
      <text:p text:style-name="P1"><text:s text:c="4"/>lower_limit = percentile25 - 1.5 * iqr</text:p>
      <text:p text:style-name="P1"/>
      <text:p text:style-name="P1"><text:s text:c="4"/>df[i] = np.where(df[i] &gt; upper_limit, upper_limit, </text:p>
      <text:p text:style-name="P1"><text:s text:c="4"/>np.where(</text:p>
      <text:p text:style-name="P1"><text:s text:c="8"/>df[i] &lt; lower_limit, lower_limit, df[i]</text:p>
      <text:p text:style-name="P1"><text:s text:c="4"/>))</text:p>
      <text:p text:style-name="P1"/>
      <text:p text:style-name="P1"/>
      <text:p text:style-name="P1"># Now, There is no outliers</text:p>
      <text:p text:style-name="P1"/>
      <text:p text:style-name="P1">red_circle = dict(markerfacecolor = 'red', marker='o')</text:p>
      <text:p text:style-name="P1">plt.boxplot(df['Net_migration'], flierprops=red_circle) # 'Net_migration', 'Literacy', 'Phones', 'Other', 'Agriculture', 'Service'</text:p>
      <text:p text:style-name="P1">plt.show() </text:p>
      <text:p text:style-name="P1"/>
      <text:p text:style-name="P1"/>
      <text:p text:style-name="P1">## 3 - Pre-processing the Independent and dependent variables and QA testing</text:p>
      <text:p text:style-name="P1"/>
      <text:p text:style-name="P1"># Creating independent (X) and dependent variable (y) and scaling it to 0 to 1 or or -1 to 1</text:p>
      <text:p text:style-name="P1"/>
      <text:p text:style-name="P1"># QA Testing for best 6 features after linear and non-linear models are created:-</text:p>
      <text:p text:style-name="P1"/>
      <text:p text:style-name="P1"># Features with high co-relation with target.</text:p>
      <text:p text:style-name="P1"># X = df[['Phones', 'Literacy', 'Net_migration', 'Service', 'Pop_Density', 'Region']]</text:p>
      <text:p text:style-name="P1"/>
      <text:p text:style-name="P1"># X = df[['Region', 'Coastline', 'Net_migration', 'Phones', 'Agriculture', 'Service']]</text:p>
      <text:p text:style-name="P1"/>
      <text:p text:style-name="P1">X = df[['Net_migration', 'Literacy', 'Phones', 'Other', 'Agriculture', 'Service']]</text:p>
      <text:p text:style-name="P1">y = df[['GDP']]</text:p>
      <text:p text:style-name="P1"/>
      <text:p text:style-name="P1">scaler = MinMaxScaler()</text:p>
      <text:p text:style-name="P1">norm_df = scaler.fit_transform(X)</text:p>
      <text:p text:style-name="P1">X_norm = pd.DataFrame(norm_df, columns = X.columns) </text:p>
      <text:p text:style-name="P1">X = X_norm</text:p>
      <text:p text:style-name="P1">X.head(2)</text:p>
      <text:p text:style-name="P1"/>
      <text:p text:style-name="P1"/>
      <text:p text:style-name="P1"># Distribution plot to see the distribution of the data and check if the values are normalized or not.</text:p>
      <text:p text:style-name="P1">ax = sns.distplot(X.Service,</text:p>
      <text:p text:style-name="P1"><text:s text:c="18"/>bins=50,</text:p>
      <text:p text:style-name="P1"><text:s text:c="18"/>kde=True,</text:p>
      <text:p text:style-name="P1"><text:s text:c="18"/>color='red',</text:p>
      <text:p text:style-name="P1"><text:s text:c="18"/>hist_kws={"linewidth": 15,'alpha':1})</text:p>
      <text:p text:style-name="P1">ax.set(xlabel='Normal Distribution', ylabel='Frequency')</text:p>
      <text:p text:style-name="P1"><text:s/></text:p>
      <text:p text:style-name="P1"><text:soft-page-break/>plt.show()</text:p>
      <text:p text:style-name="P1"/>
      <text:p text:style-name="P1"/>
      <text:p text:style-name="P1"># min - max scaling for target variable (y)</text:p>
      <text:p text:style-name="P1"/>
      <text:p text:style-name="P1">scaler = MinMaxScaler()</text:p>
      <text:p text:style-name="P1">norm_df = scaler.fit_transform(y)</text:p>
      <text:p text:style-name="P1">y_norm = pd.DataFrame(norm_df, columns = y.columns) </text:p>
      <text:p text:style-name="P1">y = y_norm</text:p>
      <text:p text:style-name="P1">y.head(2)</text:p>
      <text:p text:style-name="P1"/>
      <text:p text:style-name="P1"/>
      <text:p text:style-name="P1"># Distribution plot of target variables to see the distribution of the data and check if the values are normalized or not.</text:p>
      <text:p text:style-name="P1">ax = sns.distplot(y.GDP,</text:p>
      <text:p text:style-name="P1"><text:s text:c="18"/>bins=50,</text:p>
      <text:p text:style-name="P1"><text:s text:c="18"/>kde=True,</text:p>
      <text:p text:style-name="P1"><text:s text:c="18"/>color='red',</text:p>
      <text:p text:style-name="P1"><text:s text:c="18"/>hist_kws={"linewidth": 15,'alpha':1})</text:p>
      <text:p text:style-name="P1">ax.set(xlabel='Normal Distribution', ylabel='Frequency')</text:p>
      <text:p text:style-name="P1"><text:s/></text:p>
      <text:p text:style-name="P1">plt.show()</text:p>
      <text:p text:style-name="P1"/>
      <text:p text:style-name="P1"/>
      <text:p text:style-name="P1"># Splitting the dataset into Train and test.</text:p>
      <text:p text:style-name="P1"># Where, X_train and y_train will be for training and X_test and y_test will be for testing.</text:p>
      <text:p text:style-name="P1"/>
      <text:p text:style-name="P1">X_train, X_test, y_train, y_test = train_test_split(X, y, random_state=104, test_size=0.25, shuffle=True)</text:p>
      <text:p text:style-name="P1">print(f"X train: {X_train.shape}")</text:p>
      <text:p text:style-name="P1">print(f"X test: {X_test.shape}")</text:p>
      <text:p text:style-name="P1">print(f"y train: {y_train.shape}")</text:p>
      <text:p text:style-name="P1">print(f"y test: {y_test.shape}")</text:p>
      <text:p text:style-name="P1"/>
      <text:p text:style-name="P1"/>
      <text:p text:style-name="P1">## 3 - Algorithm Understanding - Knowledge of the algorithm used for model development</text:p>
      <text:p text:style-name="P1"/>
      <text:p text:style-name="P1"># Simple linear regression model will not efficiently work well in this case. </text:p>
      <text:p text:style-name="P1"># Because in simple linear regression to work there has to be only one Independent variable </text:p>
      <text:p text:style-name="P1"># and one dependent variable</text:p>
      <text:p text:style-name="P1"># Equation of the simple linear regression:-</text:p>
      <text:p text:style-name="P1"># y = beta_0 + beta_1 * X</text:p>
      <text:p text:style-name="P1"># Where, </text:p>
      <text:p text:style-name="P1"># y is dependent variable and X is independent variable.</text:p>
      <text:p text:style-name="P1"># beta_o is y - intercept</text:p>
      <text:p text:style-name="P1"># beta_1 is Coefficient.</text:p>
      <text:p text:style-name="P1"/>
      <text:p text:style-name="P1"># Therefore I have used Muiltiple linear model for the linear regression.</text:p>
      <text:p text:style-name="P1"/>
      <text:p text:style-name="P1"><text:soft-page-break/># Multiple Linear model:-</text:p>
      <text:p text:style-name="P1"/>
      <text:p text:style-name="P1"># Multiple linear regression model is best sutable for this problem because, </text:p>
      <text:p text:style-name="P1"># We have more than one Independent variables (X) and single dependent variable (y).</text:p>
      <text:p text:style-name="P1"># equation of the non-linear regression:- </text:p>
      <text:p text:style-name="P1"># y = beta_0 + beta_1 * X_1 + beta_2 * X_2 ... beta_n * X_n</text:p>
      <text:p text:style-name="P1"># Where,</text:p>
      <text:p text:style-name="P1"># y is dependent variable</text:p>
      <text:p text:style-name="P1"># X_1, X_2 ... X_n are features or independent variables</text:p>
      <text:p text:style-name="P1"># beta_0 :- y-intercept</text:p>
      <text:p text:style-name="P1"># beta_1, beta_2 ... beta_n :- Represent the coefficients.</text:p>
      <text:p text:style-name="P1"/>
      <text:p text:style-name="P1"># Non - Linear model (polynomial model):-</text:p>
      <text:p text:style-name="P1"/>
      <text:p text:style-name="P1"># Non - linear model are the model that are not linear, such that the equation of the line </text:p>
      <text:p text:style-name="P1"># is not straight but polynomial of degree more than 1.</text:p>
      <text:p text:style-name="P1"># If the polynomial line is degree one then that line is linear in nature</text:p>
      <text:p text:style-name="P1"># equation of the polynomial line</text:p>
      <text:p text:style-name="P1"># y = beta_0 + beta_1 * X_1 ^ 1 + beta_2 * X_2 ^ 2 ... beta_n * X_n ^ n</text:p>
      <text:p text:style-name="P1"># where,</text:p>
      <text:p text:style-name="P1"># y :- Dependent variable</text:p>
      <text:p text:style-name="P1"># beta_0 :- y-intercept</text:p>
      <text:p text:style-name="P1"># beta_1, beta_2 ... beta_n :- Coefficients of Curve line</text:p>
      <text:p text:style-name="P1"># X_1, X_2 ... X_n :- Independent variable.</text:p>
      <text:p text:style-name="P1"/>
      <text:p text:style-name="P1"/>
      <text:p text:style-name="P1">## 4 - Model Development and Model Evaluation </text:p>
      <text:p text:style-name="P1"/>
      <text:p text:style-name="P1"># Fitting the linear model without hyperparameter tuning </text:p>
      <text:p text:style-name="P1"># and predicting the accuracy and errors</text:p>
      <text:p text:style-name="P1">lr_model = LinearRegression()</text:p>
      <text:p text:style-name="P1"/>
      <text:p text:style-name="P1">lr_model.fit(X_train, y_train)</text:p>
      <text:p text:style-name="P1">y_pred = lr_model.predict(X_test)</text:p>
      <text:p text:style-name="P1"/>
      <text:p text:style-name="P1">Accuracy = r2_score(y_test, y_pred)</text:p>
      <text:p text:style-name="P1">rmse = np.sqrt(mean_squared_error(y_test, y_pred)) * 100</text:p>
      <text:p text:style-name="P1">mae = mean_absolute_error(y_test, y_pred) * 100</text:p>
      <text:p text:style-name="P1"/>
      <text:p text:style-name="P1">print(f"Linear model R2 Score accuracy is: {Accuracy * 100}")</text:p>
      <text:p text:style-name="P1">print("Linear model Root Mean Square Error: ", rmse) <text:s/></text:p>
      <text:p text:style-name="P1">print("Linear Model Mean absolute error: ", mae) </text:p>
      <text:p text:style-name="P1"/>
      <text:p text:style-name="P1"/>
      <text:p text:style-name="P1">## 5 - Model Tuning and Model Evaluation </text:p>
      <text:p text:style-name="P1"># Fitting the linear model with hyperparameter tuning and predicting the accuracy and errors</text:p>
      <text:p text:style-name="P1"># After the hyperparameter tuning the linear model accuracy is same as default hyperparameters.</text:p>
      <text:p text:style-name="P1">lr_model = LinearRegression(fit_intercept=False, copy_X=False, n_jobs=10, <text:soft-page-break/>positive = True)</text:p>
      <text:p text:style-name="P1"/>
      <text:p text:style-name="P1">lr_model.fit(X_train, y_train)</text:p>
      <text:p text:style-name="P1">y_pred = lr_model2.predict(X_test)</text:p>
      <text:p text:style-name="P1"/>
      <text:p text:style-name="P1">Accuracy = r2_score(y_test, y_pred)</text:p>
      <text:p text:style-name="P1">rmse = np.sqrt(mean_squared_error(y_test, y_pred)) * 100</text:p>
      <text:p text:style-name="P1">mae = mean_absolute_error(y_test, y_pred) * 100</text:p>
      <text:p text:style-name="P1"/>
      <text:p text:style-name="P1">print(f"Linear model R2 Score accuracy is: {Accuracy * 100}")</text:p>
      <text:p text:style-name="P1">print("Linear model Root Mean Square Error: ", rmse) <text:s/></text:p>
      <text:p text:style-name="P1">print("Linear Model Mean absolute error: ", mae) </text:p>
      <text:p text:style-name="P1"/>
      <text:p text:style-name="P1"/>
      <text:p text:style-name="P1">## Non-linear model</text:p>
      <text:p text:style-name="P1"/>
      <text:p text:style-name="P1">## 4 - Model Development and Model Evaluation </text:p>
      <text:p text:style-name="P1"/>
      <text:p text:style-name="P1"># Applying polynomial regression degree 2 without hyperparamter tuning</text:p>
      <text:p text:style-name="P1">poly = PolynomialFeatures(degree=2) </text:p>
      <text:p text:style-name="P1">x_train_trans = poly.fit_transform(X_train)</text:p>
      <text:p text:style-name="P1">x_test_trans = poly.transform(X_test)</text:p>
      <text:p text:style-name="P1"/>
      <text:p text:style-name="P1">#include bias parameter</text:p>
      <text:p text:style-name="P1">lr = LinearRegression()</text:p>
      <text:p text:style-name="P1">lr.fit(x_train_trans, y_train)</text:p>
      <text:p text:style-name="P1">y_pred = lr.predict(x_test_trans)</text:p>
      <text:p text:style-name="P1"/>
      <text:p text:style-name="P1">rmse = np.sqrt(mean_squared_error(y_test, y_pred)) * 100</text:p>
      <text:p text:style-name="P1">mae = mean_absolute_error(y_test, y_pred) * 100</text:p>
      <text:p text:style-name="P1"/>
      <text:p text:style-name="P1">print("Polynomial R2 Score accuracy is: ", r2_score(y_test, y_pred) * 100)</text:p>
      <text:p text:style-name="P1">print("polynomial Root mean square error: ", rmse) <text:s/></text:p>
      <text:p text:style-name="P1">print("polynomial Mean absolute error: ", mae) <text:s/></text:p>
      <text:p text:style-name="P1"/>
      <text:p text:style-name="P1">## 5 - Model Tuning and Model Evaluation </text:p>
      <text:p text:style-name="P1"/>
      <text:p text:style-name="P1"># Applying polynomial regression degree 2 with parameter tuning.</text:p>
      <text:p text:style-name="P1"># After tuning the hyperparameter there is improvement in the model r2 score accuracy.</text:p>
      <text:p text:style-name="P1">poly = PolynomialFeatures(degree=2, interaction_only=False, include_bias=False, order='C') </text:p>
      <text:p text:style-name="P1">x_train_trans = poly.fit_transform(X_train)</text:p>
      <text:p text:style-name="P1">x_test_trans = poly.transform(X_test)</text:p>
      <text:p text:style-name="P1"/>
      <text:p text:style-name="P1">#include bias parameter</text:p>
      <text:p text:style-name="P1">lr = LinearRegression()</text:p>
      <text:p text:style-name="P1">lr.fit(x_train_trans, y_train)</text:p>
      <text:p text:style-name="P1">y_pred = lr.predict(x_test_trans)</text:p>
      <text:p text:style-name="P1"/>
      <text:p text:style-name="P1">rmse = np.sqrt(mean_squared_error(y_test, y_pred)) * 100</text:p>
      <text:p text:style-name="P1">mae = mean_absolute_error(y_test, y_pred) * 100</text:p>
      <text:p text:style-name="P1"><text:soft-page-break/></text:p>
      <text:p text:style-name="P1">print("Polynomial R2 Score accuracy is: ", r2_score(y_test, y_pred) * 100)</text:p>
      <text:p text:style-name="P1">print("polynomial Root mean square error: ", rmse) <text:s/></text:p>
      <text:p text:style-name="P1">print("polynomial Mean absolute error: ", mae) </text:p>
      <text:p text:style-name="P1"/>
      <text:p text:style-name="P1">## 6 – Conclusion</text:p>
      <text:p text:style-name="P1"/>
      <text:p text:style-name="P1">### Linear model R2 Score accuracy is: 64.8421831409428</text:p>
      <text:p text:style-name="P1">### Linear model Root Mean Square Error: <text:s/>13.391018174714453</text:p>
      <text:p text:style-name="P1">### Linear Model Mean absolute error: <text:s/>9.765821082183782</text:p>
      <text:p text:style-name="P1"/>
      <text:p text:style-name="P1">&lt;b&gt;------------------------------------------------------------------------------------------------------------------------------------&lt;/b&gt;</text:p>
      <text:p text:style-name="P1"/>
      <text:p text:style-name="P1">### Polynomial R2 Score accuracy is: <text:s/>78.00601521938985</text:p>
      <text:p text:style-name="P1">### polynomial Root mean square error: <text:s/>10.591430233148891</text:p>
      <text:p text:style-name="P1">### polynomial Mean absolute error: <text:s/>7.9270031867458455</text:p>
      <text:p text:style-name="P1"/>
      <text:p text:style-name="P1">&lt;b&gt;------------------------------------------------------------------------------------------------------------------------------------&lt;/b&gt;</text:p>
      <text:p text:style-name="P1"/>
      <text:p text:style-name="P1">### After comparing linear and non-linear</text:p>
      <text:p text:style-name="P1"/>
      <text:p text:style-name="P1">## Answer:- <text:s/>Non-Linear model is more accurate then linear model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Arimo1" svg:font-family="Arimo" style:font-adornments="Italic" style:font-family-generic="swiss" style:font-pitch="variable"/>
    <style:font-face style:name="Bitstream Vera Sans" svg:font-family="'Bitstream Vera Sans'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DejaVu Sans Condensed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ddesh Kamble</meta:initial-creator>
    <meta:creation-date>2022-12-12T14:38:35</meta:creation-date>
    <dc:date>2022-12-27T12:16:35</dc:date>
    <dc:creator>Viddesh Kamble</dc:creator>
    <meta:editing-duration>PT17M42S</meta:editing-duration>
    <meta:editing-cycles>3</meta:editing-cycles>
    <meta:generator>OpenOffice/4.1.7$Unix OpenOffice.org_project/417m1$Build-9800</meta:generator>
    <meta:document-statistic meta:table-count="0" meta:image-count="0" meta:object-count="0" meta:page-count="8" meta:paragraph-count="247" meta:word-count="1672" meta:character-count="13189"/>
  </office:meta>
</office:document-meta>
</file>